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lavikaWeb" svg:font-family="KlavikaWeb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b34" officeooo:paragraph-rsid="00145b34"/>
    </style:style>
    <style:style style:name="P2" style:family="paragraph" style:parent-style-name="Standard">
      <style:text-properties officeooo:rsid="00156508" officeooo:paragraph-rsid="00156508"/>
    </style:style>
    <style:style style:name="P3" style:family="paragraph" style:parent-style-name="Standard">
      <style:text-properties officeooo:rsid="001889fb" officeooo:paragraph-rsid="001889fb"/>
    </style:style>
    <style:style style:name="P4" style:family="paragraph" style:parent-style-name="Standard">
      <style:text-properties officeooo:rsid="0018dddb" officeooo:paragraph-rsid="0018dddb"/>
    </style:style>
    <style:style style:name="P5" style:family="paragraph" style:parent-style-name="Standard">
      <style:text-properties fo:font-variant="normal" fo:text-transform="none" fo:color="#800000" style:font-name="KlavikaWeb" fo:font-size="13.5pt" fo:letter-spacing="normal" fo:font-style="normal" fo:font-weight="normal" officeooo:rsid="001889fb" officeooo:paragraph-rsid="001889fb"/>
    </style:style>
    <style:style style:name="P6" style:family="paragraph" style:parent-style-name="Standard">
      <style:text-properties officeooo:rsid="0019c49e" officeooo:paragraph-rsid="0019c49e"/>
    </style:style>
    <style:style style:name="P7" style:family="paragraph" style:parent-style-name="Standard">
      <style:text-properties officeooo:rsid="0019d875" officeooo:paragraph-rsid="0019d875"/>
    </style:style>
    <style:style style:name="P8" style:family="paragraph" style:parent-style-name="Standard">
      <style:text-properties officeooo:rsid="001b2534" officeooo:paragraph-rsid="001b2534"/>
    </style:style>
    <style:style style:name="P9" style:family="paragraph" style:parent-style-name="Standard">
      <style:text-properties officeooo:rsid="001b612e" officeooo:paragraph-rsid="001b612e"/>
    </style:style>
    <style:style style:name="P10" style:family="paragraph" style:parent-style-name="Standard">
      <style:text-properties officeooo:rsid="001b99a5" officeooo:paragraph-rsid="001b99a5"/>
    </style:style>
    <style:style style:name="P11" style:family="paragraph" style:parent-style-name="Standard">
      <style:text-properties officeooo:rsid="001d3901" officeooo:paragraph-rsid="001d3901"/>
    </style:style>
    <style:style style:name="P12" style:family="paragraph" style:parent-style-name="Standard">
      <style:text-properties officeooo:rsid="001e87ba" officeooo:paragraph-rsid="001e87ba"/>
    </style:style>
    <style:style style:name="P13" style:family="paragraph" style:parent-style-name="Standard">
      <style:text-properties fo:color="#800000" officeooo:rsid="001e87ba" officeooo:paragraph-rsid="001e87ba" fo:background-color="transparent"/>
    </style:style>
    <style:style style:name="P14" style:family="paragraph" style:parent-style-name="Text_20_body">
      <style:text-properties officeooo:rsid="00156508" officeooo:paragraph-rsid="00156508"/>
    </style:style>
    <style:style style:name="P15" style:family="paragraph" style:parent-style-name="Text_20_body">
      <style:text-properties officeooo:paragraph-rsid="0019c49e"/>
    </style:style>
    <style:style style:name="P16" style:family="paragraph" style:parent-style-name="Text_20_body">
      <style:text-properties officeooo:paragraph-rsid="001d3901"/>
    </style:style>
    <style:style style:name="P17" style:family="paragraph" style:parent-style-name="Text_20_body">
      <style:text-properties fo:font-variant="normal" fo:text-transform="none" fo:color="#800000" style:font-name="inherit" fo:font-size="13.5pt" fo:letter-spacing="normal" fo:font-style="normal" fo:font-weight="normal" officeooo:rsid="001d3901" officeooo:paragraph-rsid="001d3901" fo:background-color="transparent" loext:padding="0cm" loext:border="none"/>
    </style:style>
    <style:style style:name="T1" style:family="text">
      <style:text-properties fo:font-variant="normal" fo:text-transform="none" style:font-name="KlavikaWeb" fo:font-size="13.5pt" fo:letter-spacing="normal" fo:font-style="normal" fo:font-weight="normal"/>
    </style:style>
    <style:style style:name="T2" style:family="text">
      <style:text-properties fo:font-variant="normal" fo:text-transform="none" style:font-name="KlavikaWeb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color="#800000" style:font-name="KlavikaWeb" fo:font-size="13.5pt" fo:letter-spacing="normal" fo:font-style="normal" fo:font-weight="normal"/>
    </style:style>
    <style:style style:name="T5" style:family="text">
      <style:text-properties fo:font-variant="normal" fo:text-transform="none" fo:color="#800000" style:font-name="KlavikaWeb" fo:font-size="13.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800000" style:font-name="KlavikaWeb" fo:font-size="13.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800000" style:text-line-through-style="none" style:text-line-through-type="none" style:font-name="KlavikaWeb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800000" style:text-line-through-style="none" style:text-line-through-type="none" style:font-name="inherit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9" style:family="text">
      <style:text-properties fo:font-variant="normal" fo:text-transform="none" fo:color="#800000" style:text-line-through-style="none" style:text-line-through-type="none" style:font-name="inherit" fo:font-size="13.5pt" fo:letter-spacing="normal" fo:font-style="normal" style:text-underline-style="none" fo:font-weight="normal" officeooo:rsid="0019c49e" style:text-blinking="false" fo:background-color="transparent" loext:char-shading-value="0" loext:padding="0cm" loext:border="none"/>
    </style:style>
    <style:style style:name="T10" style:family="text">
      <style:text-properties fo:font-variant="normal" fo:text-transform="none" fo:color="#800000" style:text-line-through-style="none" style:text-line-through-type="none" style:font-name="inherit" fo:font-size="13.5pt" fo:letter-spacing="normal" fo:font-style="normal" style:text-underline-style="none" fo:font-weight="normal" officeooo:rsid="001d3901" style:text-blinking="false" fo:background-color="transparent" loext:char-shading-value="0" loext:padding="0cm" loext:border="none"/>
    </style:style>
    <style:style style:name="T11" style:family="text">
      <style:text-properties fo:font-variant="normal" fo:text-transform="none" fo:color="#800000" fo:letter-spacing="normal" fo:background-color="transparent" loext:char-shading-value="0"/>
    </style:style>
    <style:style style:name="T12" style:family="text">
      <style:text-properties fo:font-variant="normal" fo:text-transform="none" fo:color="#800000" style:font-name="inherit" fo:font-size="13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800000" style:font-name="inherit" fo:font-size="13.5pt" fo:letter-spacing="normal" fo:font-style="normal" fo:font-weight="normal" officeooo:rsid="0019c49e" fo:background-color="transparent" loext:char-shading-value="0" loext:padding="0cm" loext:border="none"/>
    </style:style>
    <style:style style:name="T14" style:family="text">
      <style:text-properties fo:font-variant="normal" fo:text-transform="none" fo:color="#800000" style:font-name="inherit" fo:font-size="13.5pt" fo:letter-spacing="normal" fo:font-style="normal" fo:font-weight="normal" officeooo:rsid="001d3901" fo:background-color="transparent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QUERY</text:p>
      <text:p text:style-name="P1"/>
      <text:p text:style-name="P1"/>
      <text:p text:style-name="P1">4.18</text:p>
      <text:p text:style-name="P1"><text:span text:style-name="T4">Write an </text:span><text:a xlink:type="simple" xlink:href="http://api.jquery.com/on/" text:style-name="Internet_20_link" text:visited-style-name="Visited_20_Internet_20_Link"><text:span text:style-name="T7">event handler</text:span></text:a><text:span text:style-name="T11"> </text:span><text:span text:style-name="T5">that will target all links with a class of </text:span><text:span text:style-name="T6">.see-photos</text:span><text:span text:style-name="T11"> </text:span><text:span text:style-name="T5">on </text:span><text:a xlink:type="simple" xlink:href="http://api.jquery.com/click/" text:style-name="Internet_20_link" text:visited-style-name="Visited_20_Internet_20_Link"><text:span text:style-name="T7">click</text:span></text:a><text:span text:style-name="T4">.</text:span></text:p>
      <text:p text:style-name="P1">$(document).ready(function() {</text:p>
      <text:p text:style-name="P1"><text:s text:c="2"/>$('#all-tours').on('click', '.see-photos', function(){</text:p>
      <text:p text:style-name="P1"><text:s text:c="4"/>$(this).closest('.photos').find('li');</text:p>
      <text:p text:style-name="P1"><text:s text:c="2"/>});</text:p>
      <text:p text:style-name="P1">});</text:p>
      <text:p text:style-name="P1"/>
      <text:p text:style-name="P1"/>
      <text:p text:style-name="P2">4.19</text:p>
      <text:p text:style-name="P14"><text:span text:style-name="T12">When this link is clicked, show the photos for the clicked tour by traversing to it using </text:span><text:a xlink:type="simple" xlink:href="http://api.jquery.com/closest/" text:style-name="Internet_20_link" text:visited-style-name="Visited_20_Internet_20_Link"><text:span text:style-name="T8">closest()</text:span></text:a><text:span text:style-name="T12"> and </text:span><text:a xlink:type="simple" xlink:href="http://api.jquery.com/find/" text:style-name="Internet_20_link" text:visited-style-name="Visited_20_Internet_20_Link"><text:span text:style-name="T8">find()</text:span></text:a><text:span text:style-name="T12"> then sliding it down by using </text:span><text:a xlink:type="simple" xlink:href="http://api.jquery.com/slideToggle/" text:style-name="Internet_20_link" text:visited-style-name="Visited_20_Internet_20_Link"><text:span text:style-name="T8">slideToggle()</text:span></text:a><text:span text:style-name="T12">.</text:span></text:p>
      <text:p text:style-name="P2">$(document).ready(function() {</text:p>
      <text:p text:style-name="P2"><text:s text:c="2"/>$('.see-photos').on('click', function() {</text:p>
      <text:p text:style-name="P2"><text:s text:c="4"/>$(this).closest('.tour').find('.photos').slideToggle();</text:p>
      <text:p text:style-name="P2"><text:s text:c="2"/>});</text:p>
      <text:p text:style-name="P2">});</text:p>
      <text:p text:style-name="P2"/>
      <text:p text:style-name="P2">4.20</text:p>
      <text:p text:style-name="P2"><text:span text:style-name="T5">Change the first </text:span><text:a xlink:type="simple" xlink:href="http://api.jquery.com/on/" text:style-name="Internet_20_link" text:visited-style-name="Visited_20_Internet_20_Link"><text:span text:style-name="T7">event handler</text:span></text:a><text:span text:style-name="T11"> </text:span><text:span text:style-name="T5">so that the function takes an </text:span><text:span text:style-name="T6">event</text:span><text:span text:style-name="T11"> </text:span><text:span text:style-name="T5">parameter. Then use that </text:span><text:span text:style-name="T6">event</text:span><text:span text:style-name="T11"> </text:span><text:span text:style-name="T5">to stop the second </text:span><text:a xlink:type="simple" xlink:href="http://api.jquery.com/on/" text:style-name="Internet_20_link" text:visited-style-name="Visited_20_Internet_20_Link"><text:span text:style-name="T7">event handler</text:span></text:a><text:span text:style-name="T11"> </text:span><text:span text:style-name="T5">from being c</text:span><text:span text:style-name="T4">alled.</text:span></text:p>
      <text:p text:style-name="P3">$(document).ready(function() {</text:p>
      <text:p text:style-name="P3"><text:s text:c="2"/>$('.see-photos').on('click', function(event) {</text:p>
      <text:p text:style-name="P3"><text:s text:c="4"/>event.stopPropagation();</text:p>
      <text:p text:style-name="P3"><text:s text:c="4"/>$(this).closest('.tour').find('.photos').slideToggle();</text:p>
      <text:p text:style-name="P3"><text:s text:c="2"/>});</text:p>
      <text:p text:style-name="P3"><text:s text:c="2"/>$('.tour').on('click', function() {</text:p>
      <text:p text:style-name="P3"><text:s text:c="4"/>alert('This event handler should not be called.');</text:p>
      <text:p text:style-name="P3"><text:s text:c="2"/>});</text:p>
      <text:p text:style-name="P3">});</text:p>
      <text:p text:style-name="P3"/>
      <text:p text:style-name="P3">4.21</text:p>
      <text:p text:style-name="P5">Let's add to this so that we prevent the browser from jumping to the top of the page when the link is clicked as well.</text:p>
      <text:p text:style-name="P4">$(document).ready(function() {</text:p>
      <text:p text:style-name="P4"><text:s text:c="2"/>$('.see-photos').on('click', function(event) {</text:p>
      <text:p text:style-name="P4"><text:s text:c="4"/>event.stopPropagation();</text:p>
      <text:p text:style-name="P4"><text:s text:c="4"/>event.preventDefault();</text:p>
      <text:p text:style-name="P4"><text:s text:c="4"/>$(this).closest('.tour').find('.photos').slideToggle();</text:p>
      <text:p text:style-name="P4"><text:s text:c="2"/>});</text:p>
      <text:p text:style-name="P4"><text:s text:c="2"/>$('.tour').on('click', function() {</text:p>
      <text:p text:style-name="P4"><text:s text:c="4"/>alert('This event handler should not be called.');</text:p>
      <text:p text:style-name="P4"><text:s text:c="2"/>});</text:p>
      <text:p text:style-name="P4">});</text:p>
      <text:p text:style-name="P6"><text:soft-page-break/>5.2</text:p>
      <text:p text:style-name="P6"><text:span text:style-name="T5">Let's try to make the </text:span><text:span text:style-name="T6">.tour</text:span><text:span text:style-name="T11"> </text:span><text:span text:style-name="T5">elements on this page stand out a bit more. Inside our </text:span><text:a xlink:type="simple" xlink:href="http://api.jquery.com/on/" text:style-name="Internet_20_link" text:visited-style-name="Visited_20_Internet_20_Link"><text:span text:style-name="T7">event handler</text:span></text:a><text:span text:style-name="T11"> </text:span><text:span text:style-name="T5">for the </text:span><text:span text:style-name="T6">mouseenter</text:span><text:span text:style-name="T11"> </text:span><text:span text:style-name="T5">event, set the </text:span><text:span text:style-name="T6">background-color</text:span><text:span text:style-name="T11"> </text:span><text:span text:style-name="T5">to </text:span><text:span text:style-name="T6">#252b30</text:span><text:span text:style-name="T11"> </text:span><text:span text:style-name="T5">using the </text:span><text:a xlink:type="simple" xlink:href="http://api.jquery.com/css/" text:style-name="Internet_20_link" text:visited-style-name="Visited_20_Internet_20_Link"><text:span text:style-name="T7">css()</text:span></text:a><text:span text:style-name="T11"> </text:span><text:span text:style-name="T5">method.</text:span></text:p>
      <text:p text:style-name="P6">$(document).ready(function() {</text:p>
      <text:p text:style-name="P6"><text:s text:c="2"/>$('.tour').on('mouseenter', function() {</text:p>
      <text:p text:style-name="P6"><text:s text:c="4"/>$(this).css('background-color', '#252b30');</text:p>
      <text:p text:style-name="P6"><text:s text:c="2"/>});</text:p>
      <text:p text:style-name="P6">});</text:p>
      <text:p text:style-name="P6"/>
      <text:p text:style-name="P6">5.3</text:p>
      <text:p text:style-name="P15"><text:span text:style-name="T13">Let's set the font-weight to bold as well by passing in a JavaScript object to the </text:span><text:a xlink:type="simple" xlink:href="http://api.jquery.com/css/" text:style-name="Internet_20_link" text:visited-style-name="Visited_20_Internet_20_Link"><text:span text:style-name="T9">css()</text:span></text:a><text:span text:style-name="T13"> method.</text:span></text:p>
      <text:p text:style-name="P7">$(document).ready(function() {</text:p>
      <text:p text:style-name="P7"><text:s text:c="2"/>$('.tour').on('mouseenter', function() {</text:p>
      <text:p text:style-name="P7"><text:s text:c="4"/>$(this).css({'background-color': '#252b30','font-weight': 'bold'});</text:p>
      <text:p text:style-name="P7"><text:s text:c="2"/>});</text:p>
      <text:p text:style-name="P7">});</text:p>
      <text:p text:style-name="P6"/>
      <text:p text:style-name="P6"/>
      <text:p text:style-name="P7">5.4</text:p>
      <text:p text:style-name="P7"><text:span text:style-name="T5">Let's see what the tour page would look like if we showed the </text:span><text:span text:style-name="T6">.photos</text:span><text:span text:style-name="T11"> </text:span><text:span text:style-name="T5">on </text:span><text:span text:style-name="T6">mouseenter</text:span><text:span text:style-name="T11"> </text:span><text:span text:style-name="T5">as well. Try using the </text:span><text:a xlink:type="simple" xlink:href="http://api.jquery.com/show/" text:style-name="Internet_20_link" text:visited-style-name="Visited_20_Internet_20_Link"><text:span text:style-name="T7">show()</text:span></text:a><text:span text:style-name="T11"> </text:span><text:span text:style-name="T5">method here to make it visible.</text:span></text:p>
      <text:p text:style-name="P8">$(document).ready(function() {</text:p>
      <text:p text:style-name="P8"><text:s text:c="2"/>$('.tour').on('mouseenter', function() {</text:p>
      <text:p text:style-name="P8"><text:s text:c="4"/>$(this).css({'background-color': '#252b30', 'font-weight': 'bold'});</text:p>
      <text:p text:style-name="P8"><text:s text:c="4"/>$(this).find('.photos').show();</text:p>
      <text:p text:style-name="P8"><text:s text:c="2"/>});</text:p>
      <text:p text:style-name="P8">});</text:p>
      <text:p text:style-name="P8"/>
      <text:p text:style-name="P8">5.5</text:p>
      <text:p text:style-name="P8"><text:span text:style-name="T5">We've extracted out our styles into a new CSS class called </text:span><text:span text:style-name="T6">highlight</text:span><text:span text:style-name="T5">. Go ahead and add this class when the </text:span><text:span text:style-name="T6">.tour</text:span><text:span text:style-name="T11"> </text:span><text:span text:style-name="T5">is moused over instead of using the </text:span><text:a xlink:type="simple" xlink:href="http://api.jquery.com/css/" text:style-name="Internet_20_link" text:visited-style-name="Visited_20_Internet_20_Link"><text:span text:style-name="T7">css()</text:span></text:a><text:span text:style-name="T11"> </text:span><text:span text:style-name="T5">method. Also, add another event handler for when the mouse leaves the </text:span><text:span text:style-name="T6">.tour</text:span><text:span text:style-name="T11"> </text:span><text:span text:style-name="T5">element to remove this class by watching for </text:span><text:span text:style-name="T6">mouseleave</text:span><text:span text:style-name="T5">.</text:span></text:p>
      <text:p text:style-name="P8"/>
      <text:p text:style-name="P9">$(document).ready(function() {</text:p>
      <text:p text:style-name="P9"><text:s text:c="2"/>$('.tour').on('mouseleave', function(){</text:p>
      <text:p text:style-name="P9"><text:s text:c="4"/>$(this).removeClass('highlight');</text:p>
      <text:p text:style-name="P9"><text:s text:c="2"/>});</text:p>
      <text:p text:style-name="P9"><text:s text:c="2"/>$('.tour').on('mouseenter', function() {</text:p>
      <text:p text:style-name="P9"><text:s text:c="7"/>$(this).addClass('highlight');</text:p>
      <text:p text:style-name="P9"><text:s text:c="2"/>});</text:p>
      <text:p text:style-name="P9">});</text:p>
      <text:p text:style-name="P9"/>
      <text:p text:style-name="P10">5.6</text:p>
      <text:p text:style-name="P10">Vidéo</text:p>
      <text:p text:style-name="P10"/>
      <text:p text:style-name="P10"><text:soft-page-break/>5.7</text:p>
      <text:p text:style-name="P10"><text:span text:style-name="T5">Let's continue seeing what we can do to add more flavor to our tours page. When the mouse first goes over the </text:span><text:span text:style-name="T6">.tour</text:span><text:span text:style-name="T11"> </text:span><text:span text:style-name="T5">element, we need to show the price per night, </text:span><text:span text:style-name="T6">.per-night</text:span><text:span text:style-name="T5">, and to make it stand out. Let's </text:span><text:a xlink:type="simple" xlink:href="http://api.jquery.com/animate/" text:style-name="Internet_20_link" text:visited-style-name="Visited_20_Internet_20_Link"><text:span text:style-name="T7">animate()</text:span></text:a><text:span text:style-name="T11"> </text:span><text:span text:style-name="T5">the </text:span><text:span text:style-name="T6">opacity</text:span><text:span text:style-name="T11"> </text:span><text:span text:style-name="T5">to be </text:span><text:span text:style-name="T6">1</text:span><text:span text:style-name="T11"> </text:span><text:span text:style-name="T5">in our same event handler. This allows us to fade the element in.</text:span></text:p>
      <text:p text:style-name="P11">$(document).ready(function() {</text:p>
      <text:p text:style-name="P11"><text:s text:c="2"/>$('.tour').on('mouseenter', function() {</text:p>
      <text:p text:style-name="P11"><text:s text:c="4"/>$(this).addClass('highlight').find('.per-night').animate({'opacity': '1'});</text:p>
      <text:p text:style-name="P11"><text:s text:c="4"/></text:p>
      <text:p text:style-name="P11"><text:s text:c="2"/>});</text:p>
      <text:p text:style-name="P11"><text:s text:c="2"/>$('.tour').on('mouseleave', function() {</text:p>
      <text:p text:style-name="P11"><text:s text:c="4"/>$(this).removeClass('highlight');</text:p>
      <text:p text:style-name="P11"><text:s text:c="2"/>});</text:p>
      <text:p text:style-name="P11">});</text:p>
      <text:p text:style-name="P11"/>
      <text:p text:style-name="P11">5.8</text:p>
      <text:p text:style-name="P16"><text:span text:style-name="T14">The price per night will now fade, but let's make it move a little as well. We can't use </text:span><text:a xlink:type="simple" xlink:href="http://api.jquery.com/slideDown/" text:style-name="Internet_20_link" text:visited-style-name="Visited_20_Internet_20_Link"><text:span text:style-name="T10">slideDown()</text:span></text:a><text:span text:style-name="T14"> for this with our animate() call, though. When the mouseenter event is triggered, animate() the top property to -14px in order to move it up a bit.</text:span></text:p>
      <text:p text:style-name="P11">$(document).ready(function() {</text:p>
      <text:p text:style-name="P11"><text:s text:c="2"/>$('.tour').on('mouseenter', function() {</text:p>
      <text:p text:style-name="P11"><text:s text:c="4"/>$(this).addClass('highlight');</text:p>
      <text:p text:style-name="P11"><text:s text:c="4"/>$(this).find('.per-night').animate({'opacity': '1','top':'-14px'});</text:p>
      <text:p text:style-name="P11"><text:s text:c="2"/>});</text:p>
      <text:p text:style-name="P11"><text:s text:c="2"/>$('.tour').on('mouseleave', function() {</text:p>
      <text:p text:style-name="P11"><text:s text:c="4"/>$(this).removeClass('highlight');</text:p>
      <text:p text:style-name="P11"><text:s text:c="2"/>});</text:p>
      <text:p text:style-name="P11">});</text:p>
      <text:p text:style-name="P11"/>
      <text:p text:style-name="P11">5.9</text:p>
      <text:p text:style-name="P17">This animation lacks the pop we're looking for. Let's speed it up to run in 200ms using the 'fast' shorthand.</text:p>
      <text:p text:style-name="P12">$(document).ready(function() {</text:p>
      <text:p text:style-name="P12"><text:s text:c="2"/>$('.tour').on('mouseenter', function() {</text:p>
      <text:p text:style-name="P12"><text:s text:c="4"/>$(this).addClass('highlight');</text:p>
      <text:p text:style-name="P12"><text:s text:c="4"/>$(this).find('.per-night').animate({'top': '-14px', 'opacity': '1'},'fast');</text:p>
      <text:p text:style-name="P12"><text:s text:c="2"/>});</text:p>
      <text:p text:style-name="P12"><text:s text:c="2"/>$('.tour').on('mouseleave', function() {</text:p>
      <text:p text:style-name="P12"><text:s text:c="4"/>$(this).removeClass('highlight');</text:p>
      <text:p text:style-name="P12"><text:s text:c="2"/>});</text:p>
      <text:p text:style-name="P12">});</text:p>
      <text:p text:style-name="P11"/>
      <text:p text:style-name="P11"/>
      <text:p text:style-name="P11"/>
      <text:p text:style-name="P11"/>
      <text:p text:style-name="P11"/>
      <text:p text:style-name="P12"><text:soft-page-break/>5.10</text:p>
      <text:p text:style-name="P13"><text:span text:style-name="T1">Let's update our </text:span><text:span text:style-name="T2">mouseleave</text:span><text:span text:style-name="T3"> </text:span><text:span text:style-name="T1">handler to remove the </text:span><text:span text:style-name="T2">.per-night</text:span><text:span text:style-name="T3"> </text:span><text:span text:style-name="T1">price with a little style. Animate the price to a </text:span><text:span text:style-name="T2">top</text:span><text:span text:style-name="T3"> </text:span><text:span text:style-name="T1">of </text:span><text:span text:style-name="T2">0px</text:span><text:span text:style-name="T3"> </text:span><text:span text:style-name="T1">and an </text:span><text:span text:style-name="T2">opacity</text:span><text:span text:style-name="T3"> </text:span><text:span text:style-name="T1">of </text:span><text:span text:style-name="T2">0</text:span><text:span text:style-name="T3"> </text:span><text:span text:style-name="T1">when the mouse leaves the </text:span><text:span text:style-name="T2">.tour</text:span><text:span text:style-name="T3"> </text:span><text:span text:style-name="T1">element, and make it happen with a </text:span><text:span text:style-name="T2">'fast'</text:span><text:span text:style-name="T3"> </text:span><text:span text:style-name="T1">duration.</text:span></text:p>
      <text:p text:style-name="P12">$(document).ready(function() {</text:p>
      <text:p text:style-name="P12"><text:s text:c="2"/>$('.tour').on('mouseenter', function() {</text:p>
      <text:p text:style-name="P12"><text:s text:c="4"/>$(this).addClass('highlight');</text:p>
      <text:p text:style-name="P12"><text:s text:c="4"/>$(this).find('.per-night').animate({'top': '-14px', 'opacity': '1'}, 'fast');</text:p>
      <text:p text:style-name="P12"><text:s text:c="2"/>});</text:p>
      <text:p text:style-name="P12"><text:s text:c="2"/>$('.tour').on('mouseleave', function() {</text:p>
      <text:p text:style-name="P12"><text:s text:c="4"/>$(this).removeClass('highlight');</text:p>
      <text:p text:style-name="P12"><text:s text:c="4"/>$(this).find('.per-night').animate({'top':'0px', 'opacity':'0'}, 'fast');</text:p>
      <text:p text:style-name="P12"><text:s text:c="2"/>});</text:p>
      <text:p text:style-name="P12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lavikaWeb" svg:font-family="KlavikaWeb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8:54:23.526156715</meta:creation-date>
    <meta:editing-duration>PT17S</meta:editing-duration>
    <meta:editing-cycles>2</meta:editing-cycles>
    <meta:generator>LibreOffice/5.1.4.2$Linux_X86_64 LibreOffice_project/10m0$Build-2</meta:generator>
    <dc:date>2017-01-06T18:54:32.611648845</dc:date>
    <meta:document-statistic meta:table-count="0" meta:image-count="0" meta:object-count="0" meta:page-count="4" meta:paragraph-count="117" meta:word-count="573" meta:character-count="4813" meta:non-whitespace-character-count="4165"/>
  </office:meta>
</office:document-meta>
</file>